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T14" style:parent-style-name="DefaultParagraphFont" style:family="text">
      <style:text-properties fo:language="en" fo:country="US"/>
    </style:style>
  </office:automatic-styles>
  <office:body>
    <office:text text:use-soft-page-breaks="true">
      <text:p text:style-name="P1">Backlog – cost</text:p>
      <text:p text:style-name="Normal">One of the ideas of a backlog is that it’s a near cost-free way of capturing ideas for requirements. That’s because backlog items (at least in one definition that I’ve worked with successfully) can be extremely simple. Just one line.<text:s/></text:p>
      <text:p text:style-name="Normal">But guess what? Nothing worth having is free. The downside of reducing the cost of adding things to the backlog is that at some point you’ll have to pay the price of trawling through all those “seemed like a good idea at the time” epics and stories and all those “so minor, you’ll never fix them” bugs. <text:s/></text:p>
      <text:p text:style-name="P2">Backlog – deep, shallow</text:p>
      <text:p text:style-name="P3">How detailed should your stories be before they’re ready to be taken into planning? How deep down the prioritized backlog should the team be going to refine stories? The answer, of course, is that it depends. If the project is experiencing a high level of uncertainty, if every sprint unearths a new surprise, there’s probably not a lot of value in spending time refining stories that aren’t near to being top priority. Priorities might change, understanding of what the stories really mean, or how they can be implemented might change. As you get a better idea of the true shape of a project, maybe then it makes sense to go a little bit deeper down the backlog with your refinement.<text:s/></text:p>
      <text:p text:style-name="P4">Backlog – refinement</text:p>
      <text:p text:style-name="P5">I don’t know what others do, but this is what I do. I let issues with stories not being well-enough defined arise in planning, throughout the sprint and in the retrospective. Then I suggest that we start to have backlog refinement. I don’t think backlog refinement needs to a “whole team” activity. But it at least needs to have representatives from development and design (and a BA if you’ve got one). I let the team figure out for themselves what they want a “ready” and “well-formed” story to look like. A couple of backlog refinement meetings per sprint is probably enough.</text:p>
      <text:p text:style-name="P6">Backlog – Items - Stories</text:p>
      <text:p text:style-name="P7">Stories are descriptions of changes to the functionality of the system. When the story is done the system will do a thing that it didn’t do before. It’s great if the story has some user-visible aspect to it because that means it’s easy to show in the show and tell. It’s good if it can be described in an “As X user type, I can do Y action so that Z value.” But let’s say you change the way indexing works for search. I think that’s still a story. And I’m not going to spend a lot of time arguing how to crowbar it into a specific story format.<text:line-break/><text:line-break/>Backlog – Items – Tasks<text:line-break/><text:line-break/>Tasks are just things that need doing. The functionality won’t change when they’re done. But they still need doing. They’re going to take the time of members of the team and so I think they should be in the backlog, where their progress can be seen by everybody, and they can be tracked and planned.<text:line-break/><text:line-break/>Spikes are a special kind of task. They are tasks focused on investigation. They create the space to try out different ways of implementing something technically. The end result isn’t a change to the code, it’s a better understanding of how something might be approached.<text:line-break/><text:line-break/>Backlog - Items - bugs<text:s/></text:p>
      <text:p text:style-name="P8">Bugs go in the backlog. But then they need managing. They need prioritizing. You need some kind of strategy to decide which bugs can go straight into the sprint, of even take priority over planned<text:s/><text:soft-page-break/>items in the sprint. You also need a strategy for dealing<text:s/>with<text:s/>bugs that, so it turns out,<text:s/>nobody cares about.<text:s/>It’s<text:s/>OK for the product owner to get together with the team, walk through a slew of these bugs nobody really cares about and mark them “Done, won’t fix?”<text:line-break/><text:line-break/>But it’s also OK to leave them there. It might not seem like it now, but there might be times when the team is short of stuff to do.</text:p>
      <text:p text:style-name="P9">Backlog – priority</text:p>
      <text:p text:style-name="P10">What are we doing now? What are we going to do next? What about in the next month? What’s top of the list of whatever’s left? That’s about all the prioritization that you even need. Sure, with the product owner you can rough out a roadmap for the next 12 months, but then you’ll need to revisit it regularly, because it’s going to change.<text:s/><text:line-break/><text:line-break/>Being asked to prioritize the backlog can often cripple a product owner. Agonizing over which should the higher priority of two items that are way down the backlog is just a waste of time. <text:s/>“What should we do first?” and “What should we do next?” are much easier more valuable questions.</text:p>
      <text:p text:style-name="P11">Backlog – sized</text:p>
      <text:p text:style-name="P12">I used to ask teams to size stories. I don’t do that anymore. I ask them to size epics, and then fortnightly I check on the progress of the epics that are being worked on. I ask for it as a percentage. Do this every fortnight and you start to get a burn up chart and a prediction of when everything would be done. I know, I know. I’m committing several heresies. <text:s/>But it works for me. It does what sizing and tracking progress is supposed to do – gives you an idea of the order of magnitude of the work? <text:s/>Is it about the right size for the time slot? Is it twice or ten times as big?</text:p>
      <text:p text:style-name="P13">Backlog – product owner change</text:p>
      <text:p text:style-name="Normal"><text:span text:style-name="T14">When the product ownership changes, when the senior stakeholders change, you need to be prepared to junk the product backlog. And you need to be prepared to let them know that it’s alright. It’s likely that a new product owner won’t be as well-informed as the previous product owner. It’s likely that initially they won’t have the confidence to say no to things that are already in progress, to get rid of things that have already been agreed and replace them with things that they want, but might not be able to articulate that well.<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 Stringer</meta:initial-creator>
    <dc:creator>Mark Stringer</dc:creator>
    <meta:creation-date>2023-06-12T05:13:00Z</meta:creation-date>
    <dc:date>2023-06-12T05:13:00Z</dc:date>
    <meta:template xlink:href="Normal" xlink:type="simple"/>
    <meta:editing-cycles>2</meta:editing-cycles>
    <meta:editing-duration>PT780S</meta:editing-duration>
    <meta:document-statistic meta:page-count="2" meta:paragraph-count="10" meta:word-count="816" meta:character-count="5460" meta:row-count="38" meta:non-whitespace-character-count="4654"/>
  </office:meta>
</office:document-meta>
</file>